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BDD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7T09:00:37</meta:creation-date>
    <dc:date>2012-09-07T09:05:48</dc:date>
    <dc:creator>Compte etudiant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3.5$Linux_x86 LibreOffice_project/350m1$Build-2</meta:generator>
  </office:meta>
</office:document-meta>
</file>